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1" svg:font-family="Monospace" style:font-pitch="fixed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6d5fb38" officeooo:paragraph-rsid="06d5fb38"/>
    </style:style>
    <style:style style:name="P4" style:family="paragraph" style:parent-style-name="Text_20_body">
      <style:text-properties officeooo:rsid="06d6916e" officeooo:paragraph-rsid="06d6916e"/>
    </style:style>
    <style:style style:name="P5" style:family="paragraph" style:parent-style-name="Text_20_body">
      <style:text-properties officeooo:rsid="06d6916e" officeooo:paragraph-rsid="06e0cc57"/>
    </style:style>
    <style:style style:name="P6" style:family="paragraph" style:parent-style-name="Text_20_body">
      <style:text-properties officeooo:rsid="06e25d49" officeooo:paragraph-rsid="06f48e3e"/>
    </style:style>
    <style:style style:name="P7" style:family="paragraph" style:parent-style-name="Text_20_body">
      <style:text-properties officeooo:rsid="06e4ceab" officeooo:paragraph-rsid="06e4ceab"/>
    </style:style>
    <style:style style:name="P8" style:family="paragraph" style:parent-style-name="Text_20_body">
      <style:text-properties officeooo:rsid="06e5f7fb" officeooo:paragraph-rsid="06e5f7fb"/>
    </style:style>
    <style:style style:name="P9" style:family="paragraph" style:parent-style-name="Text_20_body">
      <style:text-properties officeooo:rsid="06e61acd" officeooo:paragraph-rsid="06e61acd"/>
    </style:style>
    <style:style style:name="P10" style:family="paragraph" style:parent-style-name="Text_20_body">
      <style:text-properties officeooo:rsid="06e6f50b" officeooo:paragraph-rsid="06e6f50b"/>
    </style:style>
    <style:style style:name="P11" style:family="paragraph" style:parent-style-name="Text_20_body">
      <style:text-properties officeooo:rsid="06eafcca" officeooo:paragraph-rsid="06eafcca"/>
    </style:style>
    <style:style style:name="P12" style:family="paragraph" style:parent-style-name="Text_20_body">
      <style:text-properties officeooo:rsid="06f4f4f5" officeooo:paragraph-rsid="06f4f4f5"/>
    </style:style>
    <style:style style:name="P13" style:family="paragraph" style:parent-style-name="Text_20_body">
      <style:text-properties officeooo:rsid="0700a02a" officeooo:paragraph-rsid="0700a02a"/>
    </style:style>
    <style:style style:name="P14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font-name="David CLM" officeooo:rsid="06cae407" officeooo:paragraph-rsid="06cae407" style:font-name-complex="David CLM"/>
    </style:style>
    <style:style style:name="P15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officeooo:rsid="06cd9612" officeooo:paragraph-rsid="06cd9612"/>
    </style:style>
    <style:style style:name="P16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officeooo:paragraph-rsid="06cd9612"/>
    </style:style>
    <style:style style:name="P17" style:family="paragraph" style:parent-style-name="Heading_20_2">
      <style:paragraph-properties fo:margin-top="0.1965in" fo:margin-bottom="0in" loext:contextual-spacing="false" fo:line-height="100%" fo:text-align="end" style:justify-single-word="false" style:writing-mode="rl-tb"/>
      <style:text-properties officeooo:rsid="074745fb" officeooo:paragraph-rsid="074745fb"/>
    </style:style>
    <style:style style:name="P18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font-name="David CLM" officeooo:rsid="07168528" officeooo:paragraph-rsid="073db16b" style:font-name-complex="David CLM"/>
    </style:style>
    <style:style style:name="P19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font-name="David CLM" officeooo:rsid="071b98f9" officeooo:paragraph-rsid="071b98f9" style:font-name-complex="David CLM"/>
    </style:style>
    <style:style style:name="P20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font-name="David CLM" officeooo:rsid="071e5632" officeooo:paragraph-rsid="071e5632" style:font-name-complex="David CLM"/>
    </style:style>
    <style:style style:name="P21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font-name="David CLM" officeooo:rsid="072161fd" officeooo:paragraph-rsid="072161fd" style:font-name-complex="David CLM"/>
    </style:style>
    <style:style style:name="P22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font-name="David CLM" officeooo:rsid="072161fd" officeooo:paragraph-rsid="072da46d" style:font-name-complex="David CLM"/>
    </style:style>
    <style:style style:name="P23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font-name="David CLM" officeooo:rsid="073db16b" officeooo:paragraph-rsid="073db16b" style:font-name-complex="David CLM"/>
    </style:style>
    <style:style style:name="P24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font-name="David CLM" officeooo:rsid="073e0b88" officeooo:paragraph-rsid="073e0b88" style:font-name-complex="David CLM"/>
    </style:style>
    <style:style style:name="P25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font-name="David CLM" officeooo:rsid="072da46d" officeooo:paragraph-rsid="072da46d" style:font-name-complex="David CLM"/>
    </style:style>
    <style:style style:name="P26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font-name="David CLM" officeooo:rsid="07121e61" officeooo:paragraph-rsid="0741b553" style:font-name-complex="David CLM"/>
    </style:style>
    <style:style style:name="P27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font-name="David CLM" officeooo:rsid="07509a90" officeooo:paragraph-rsid="07509a90" style:font-name-complex="David CLM"/>
    </style:style>
    <style:style style:name="P28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font-name="David CLM" officeooo:rsid="07509a90" officeooo:paragraph-rsid="07536292" style:font-name-complex="David CLM"/>
    </style:style>
    <style:style style:name="P29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officeooo:paragraph-rsid="073158f3"/>
    </style:style>
    <style:style style:name="P30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officeooo:paragraph-rsid="0732362d"/>
    </style:style>
    <style:style style:name="P31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officeooo:paragraph-rsid="07366945"/>
    </style:style>
    <style:style style:name="P32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officeooo:paragraph-rsid="07423265"/>
    </style:style>
    <style:style style:name="P33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officeooo:rsid="072a1cff" officeooo:paragraph-rsid="07366945"/>
    </style:style>
    <style:style style:name="P34" style:family="paragraph" style:parent-style-name="Heading_20_3">
      <style:paragraph-properties fo:margin-top="0.078in" fo:margin-bottom="0in" loext:contextual-spacing="false" fo:line-height="100%" fo:text-align="end" style:justify-single-word="false" style:writing-mode="rl-tb"/>
      <style:text-properties style:font-name="David CLM" officeooo:rsid="07168528" officeooo:paragraph-rsid="073d71fd" style:font-name-complex="David CLM"/>
    </style:style>
    <style:style style:name="P35" style:family="paragraph" style:parent-style-name="Text_20_body">
      <style:paragraph-properties fo:margin-top="0.0382in" fo:margin-bottom="0in" loext:contextual-spacing="false" fo:line-height="100%" fo:text-align="end" style:justify-single-word="false" style:writing-mode="rl-tb"/>
      <style:text-properties officeooo:rsid="06cf5416" officeooo:paragraph-rsid="06cf5416"/>
    </style:style>
    <style:style style:name="P36" style:family="paragraph" style:parent-style-name="Text_20_body">
      <style:paragraph-properties fo:margin-top="0.0382in" fo:margin-bottom="0in" loext:contextual-spacing="false" fo:line-height="100%" fo:text-align="end" style:justify-single-word="false" style:writing-mode="rl-tb"/>
      <style:text-properties style:font-name="David CLM" officeooo:rsid="06cf5416" officeooo:paragraph-rsid="06cf5416" style:font-name-complex="David CLM"/>
    </style:style>
    <style:style style:name="P37" style:family="paragraph" style:parent-style-name="Text_20_body">
      <style:paragraph-properties fo:margin-top="0.0382in" fo:margin-bottom="0in" loext:contextual-spacing="false" fo:line-height="100%" fo:text-align="end" style:justify-single-word="false" style:writing-mode="rl-tb"/>
      <style:text-properties style:font-name="David CLM" officeooo:rsid="06d3c4ae" officeooo:paragraph-rsid="06d39d26" style:font-name-complex="David CLM"/>
    </style:style>
    <style:style style:name="P38" style:family="paragraph" style:parent-style-name="Heading_20_2">
      <style:paragraph-properties fo:margin-top="0.0382in" fo:margin-bottom="0in" loext:contextual-spacing="false" fo:line-height="100%" fo:text-align="end" style:justify-single-word="false" style:writing-mode="rl-tb"/>
      <style:text-properties officeooo:rsid="06d5fb38" officeooo:paragraph-rsid="06d5fb38"/>
    </style:style>
    <style:style style:name="P39" style:family="paragraph" style:parent-style-name="Text_20_body">
      <style:paragraph-properties fo:margin-top="0.078in" fo:margin-bottom="0.0398in" loext:contextual-spacing="false" fo:line-height="100%" fo:text-align="end" style:justify-single-word="false" style:writing-mode="rl-tb"/>
      <style:text-properties officeooo:rsid="06cf5416" officeooo:paragraph-rsid="06cf5416"/>
    </style:style>
    <style:style style:name="P40" style:family="paragraph" style:parent-style-name="Text_20_body">
      <style:paragraph-properties fo:margin-top="0.078in" fo:margin-bottom="0.0398in" loext:contextual-spacing="false" fo:line-height="100%" fo:text-align="end" style:justify-single-word="false" style:writing-mode="rl-tb"/>
      <style:text-properties officeooo:rsid="06cf5416" officeooo:paragraph-rsid="06d39d26"/>
    </style:style>
    <style:style style:name="P41" style:family="paragraph" style:parent-style-name="Text_20_body">
      <style:paragraph-properties fo:text-align="end" style:justify-single-word="false" style:writing-mode="rl-tb"/>
      <style:text-properties officeooo:rsid="06f9fcc6" officeooo:paragraph-rsid="06f9fcc6"/>
    </style:style>
    <style:style style:name="P42" style:family="paragraph" style:parent-style-name="Text_20_body">
      <style:paragraph-properties fo:text-align="center" style:justify-single-word="false" style:writing-mode="rl-tb"/>
      <style:text-properties fo:font-weight="bold" officeooo:rsid="06fdb01a" officeooo:paragraph-rsid="06fdb01a" style:font-weight-asian="bold" style:font-weight-complex="bold"/>
    </style:style>
    <style:style style:name="P43" style:family="paragraph" style:parent-style-name="Text_20_body">
      <style:paragraph-properties fo:text-align="end" style:justify-single-word="false" style:writing-mode="rl-tb"/>
      <style:text-properties officeooo:rsid="0705144d" officeooo:paragraph-rsid="0707ae95"/>
    </style:style>
    <style:style style:name="P44" style:family="paragraph" style:parent-style-name="Text_20_body">
      <style:paragraph-properties fo:text-align="end" style:justify-single-word="false" style:writing-mode="rl-tb"/>
      <style:text-properties style:font-name="David CLM" officeooo:rsid="06cae407" officeooo:paragraph-rsid="07089cd2" style:font-name-complex="David CLM"/>
    </style:style>
    <style:style style:name="P45" style:family="paragraph" style:parent-style-name="Text_20_body">
      <style:paragraph-properties fo:text-align="end" style:justify-single-word="false" style:writing-mode="rl-tb"/>
      <style:text-properties style:font-name="David CLM" officeooo:rsid="070a0430" officeooo:paragraph-rsid="070a0430" style:font-name-complex="David CLM"/>
    </style:style>
    <style:style style:name="P46" style:family="paragraph" style:parent-style-name="Text_20_body">
      <style:paragraph-properties fo:text-align="end" style:justify-single-word="false" style:writing-mode="rl-tb"/>
      <style:text-properties style:font-name="David CLM" officeooo:rsid="070c06a2" officeooo:paragraph-rsid="070c06a2" style:font-name-complex="David CLM"/>
    </style:style>
    <style:style style:name="P47" style:family="paragraph" style:parent-style-name="Text_20_body">
      <style:paragraph-properties fo:text-align="end" style:justify-single-word="false" style:writing-mode="rl-tb"/>
      <style:text-properties style:font-name="David CLM" officeooo:rsid="0711e8d7" officeooo:paragraph-rsid="07121e61" style:font-name-complex="David CLM"/>
    </style:style>
    <style:style style:name="P48" style:family="paragraph" style:parent-style-name="Text_20_body">
      <style:paragraph-properties fo:text-align="end" style:justify-single-word="false" style:writing-mode="rl-tb"/>
      <style:text-properties style:text-position="0% 100%" style:font-name="David CLM" officeooo:rsid="0705a2a5" officeooo:paragraph-rsid="0705a2a5" style:font-name-complex="David CLM"/>
    </style:style>
    <style:style style:name="P49" style:family="paragraph" style:parent-style-name="Text_20_body">
      <style:paragraph-properties fo:text-align="end" style:justify-single-word="false" style:writing-mode="rl-tb"/>
      <style:text-properties style:text-position="0% 100%" style:font-name="David CLM" officeooo:rsid="06fdb01a" officeooo:paragraph-rsid="0705144d" style:font-name-complex="David CLM"/>
    </style:style>
    <style:style style:name="P50" style:family="paragraph" style:parent-style-name="Text_20_body">
      <style:paragraph-properties fo:text-align="end" style:justify-single-word="false" style:writing-mode="rl-tb"/>
      <style:text-properties style:text-position="0% 100%" style:font-name="David CLM" officeooo:rsid="07013b83" officeooo:paragraph-rsid="07013b83" style:font-name-complex="David CLM"/>
    </style:style>
    <style:style style:name="P51" style:family="paragraph" style:parent-style-name="Text_20_body">
      <style:paragraph-properties fo:text-align="end" style:justify-single-word="false" style:writing-mode="rl-tb"/>
      <style:text-properties style:text-position="0% 100%" style:font-name="David CLM" officeooo:rsid="07089cd2" officeooo:paragraph-rsid="07089cd2" style:font-name-complex="David CLM"/>
    </style:style>
    <style:style style:name="P52" style:family="paragraph" style:parent-style-name="Heading_20_3">
      <style:text-properties officeooo:paragraph-rsid="073ad49d"/>
    </style:style>
    <style:style style:name="P53" style:family="paragraph" style:parent-style-name="Text_20_body" style:list-style-name="L3">
      <style:text-properties officeooo:rsid="06e1dd57" officeooo:paragraph-rsid="06e1dd57"/>
    </style:style>
    <style:style style:name="P54" style:family="paragraph" style:parent-style-name="Text_20_body" style:list-style-name="L3">
      <style:text-properties officeooo:rsid="06e25d49" officeooo:paragraph-rsid="06e25d49"/>
    </style:style>
    <style:style style:name="P55" style:family="paragraph" style:parent-style-name="Text_20_body" style:list-style-name="L3">
      <style:text-properties officeooo:rsid="06e25d49" officeooo:paragraph-rsid="07013b83"/>
    </style:style>
    <style:style style:name="P56" style:family="paragraph" style:parent-style-name="Text_20_body" style:list-style-name="L3">
      <style:text-properties officeooo:rsid="06e25d49" officeooo:paragraph-rsid="07089cd2"/>
    </style:style>
    <style:style style:name="P57" style:family="paragraph" style:parent-style-name="Text_20_body" style:list-style-name="L7">
      <style:text-properties officeooo:paragraph-rsid="06dc57c1"/>
    </style:style>
    <style:style style:name="P58" style:family="paragraph" style:parent-style-name="Text_20_body" style:list-style-name="L7">
      <style:text-properties officeooo:rsid="06d9028d" officeooo:paragraph-rsid="06d9028d"/>
    </style:style>
    <style:style style:name="P59" style:family="paragraph" style:parent-style-name="Text_20_body" style:list-style-name="L7">
      <style:text-properties officeooo:rsid="06d9028d" officeooo:paragraph-rsid="06f52ca0"/>
    </style:style>
    <style:style style:name="P60" style:family="paragraph" style:parent-style-name="Text_20_body" style:list-style-name="L7">
      <style:text-properties officeooo:rsid="06f4f4f5" officeooo:paragraph-rsid="0710b446"/>
    </style:style>
    <style:style style:name="P61" style:family="paragraph" style:parent-style-name="Text_20_body">
      <style:paragraph-properties fo:text-align="center" style:justify-single-word="false"/>
    </style:style>
    <style:style style:name="P62" style:family="paragraph" style:parent-style-name="Text_20_body" style:list-style-name="L1">
      <style:paragraph-properties fo:margin-top="0.0382in" fo:margin-bottom="0in" loext:contextual-spacing="false" fo:line-height="100%" fo:text-align="end" style:justify-single-word="false" style:writing-mode="rl-tb"/>
      <style:text-properties style:font-name="David CLM" officeooo:rsid="06cd9612" officeooo:paragraph-rsid="06cd9612" style:font-name-complex="David CLM"/>
    </style:style>
    <style:style style:name="P63" style:family="paragraph" style:parent-style-name="Text_20_body" style:list-style-name="L1">
      <style:paragraph-properties fo:margin-top="0.0382in" fo:margin-bottom="0in" loext:contextual-spacing="false" fo:line-height="100%" fo:text-align="end" style:justify-single-word="false" style:writing-mode="rl-tb"/>
      <style:text-properties style:font-name="David CLM" officeooo:rsid="06cf5416" officeooo:paragraph-rsid="06cf5416" style:font-name-complex="David CLM"/>
    </style:style>
    <style:style style:name="P64" style:family="paragraph" style:parent-style-name="Text_20_body" style:list-style-name="L2">
      <style:paragraph-properties fo:margin-top="0.0382in" fo:margin-bottom="0in" loext:contextual-spacing="false" fo:line-height="100%" fo:text-align="end" style:justify-single-word="false" style:writing-mode="rl-tb"/>
      <style:text-properties style:font-name="David CLM" officeooo:rsid="06d39d26" officeooo:paragraph-rsid="06d39d26" style:font-name-complex="David CLM"/>
    </style:style>
    <style:style style:name="P65" style:family="paragraph" style:parent-style-name="Text_20_body" style:list-style-name="L1">
      <style:paragraph-properties fo:margin-top="0.0382in" fo:margin-bottom="0in" loext:contextual-spacing="false" fo:line-height="100%" fo:text-align="end" style:justify-single-word="false" style:writing-mode="rl-tb"/>
      <style:text-properties officeooo:rsid="06cd9612" officeooo:paragraph-rsid="06cd9612"/>
    </style:style>
    <style:style style:name="P66" style:family="paragraph" style:parent-style-name="Text_20_body" style:list-style-name="L2">
      <style:paragraph-properties fo:margin-top="0.0382in" fo:margin-bottom="0in" loext:contextual-spacing="false" fo:line-height="100%" fo:text-align="end" style:justify-single-word="false" style:writing-mode="rl-tb"/>
      <style:text-properties officeooo:rsid="06d39d26" officeooo:paragraph-rsid="06d39d26"/>
    </style:style>
    <style:style style:name="P67" style:family="paragraph" style:parent-style-name="Text_20_body" style:list-style-name="L3">
      <style:paragraph-properties fo:text-align="end" style:justify-single-word="false" style:writing-mode="rl-tb"/>
      <style:text-properties officeooo:rsid="06e25d49" officeooo:paragraph-rsid="07013b83"/>
    </style:style>
    <style:style style:name="P68" style:family="paragraph" style:parent-style-name="Text_20_body" style:list-style-name="L4">
      <style:paragraph-properties fo:margin-top="0.078in" fo:margin-bottom="0in" loext:contextual-spacing="false" fo:line-height="100%" fo:text-align="end" style:justify-single-word="false" style:writing-mode="rl-tb"/>
      <style:text-properties style:font-name="David CLM" officeooo:rsid="073e0b88" officeooo:paragraph-rsid="073e0b88" style:font-name-complex="David CLM"/>
    </style:style>
    <style:style style:name="P69" style:family="paragraph" style:parent-style-name="Text_20_body" style:list-style-name="L6">
      <style:paragraph-properties fo:margin-top="0.078in" fo:margin-bottom="0in" loext:contextual-spacing="false" fo:line-height="100%" fo:text-align="end" style:justify-single-word="false" style:writing-mode="rl-tb"/>
      <style:text-properties officeooo:paragraph-rsid="0732362d"/>
    </style:style>
    <style:style style:name="P70" style:family="paragraph" style:parent-style-name="Text_20_body" style:list-style-name="L5">
      <style:paragraph-properties fo:margin-top="0.078in" fo:margin-bottom="0in" loext:contextual-spacing="false" fo:line-height="100%" fo:text-align="start" style:justify-single-word="false" style:writing-mode="lr-tb"/>
      <style:text-properties style:font-name="David CLM" officeooo:rsid="071bc387" officeooo:paragraph-rsid="071bc387" style:font-name-complex="David CLM"/>
    </style:style>
    <style:style style:name="P71" style:family="paragraph" style:parent-style-name="Text_20_body">
      <style:paragraph-properties fo:text-align="center" style:justify-single-word="false" style:writing-mode="lr-tb"/>
      <style:text-properties style:font-name="Monospace1" officeooo:rsid="06e61acd" officeooo:paragraph-rsid="07497ed9"/>
    </style:style>
    <style:style style:name="P72" style:family="paragraph" style:parent-style-name="Text_20_body">
      <style:paragraph-properties fo:text-align="center" style:justify-single-word="false" style:writing-mode="lr-tb"/>
      <style:text-properties style:font-name="Monospace1" officeooo:rsid="06e61acd" officeooo:paragraph-rsid="0749ad7c"/>
    </style:style>
    <style:style style:name="P73" style:family="paragraph" style:parent-style-name="Text_20_body">
      <style:paragraph-properties fo:text-align="center" style:justify-single-word="false" style:writing-mode="lr-tb"/>
      <style:text-properties style:font-name="Monospace1" officeooo:rsid="06f4f4f5" officeooo:paragraph-rsid="074a34ac"/>
    </style:style>
    <style:style style:name="P74" style:family="paragraph" style:parent-style-name="Text_20_body">
      <style:paragraph-properties fo:text-align="center" style:justify-single-word="false" style:writing-mode="lr-tb"/>
      <style:text-properties officeooo:paragraph-rsid="06f8e5ea"/>
    </style:style>
    <style:style style:name="P75" style:family="paragraph" style:parent-style-name="Text_20_body">
      <style:paragraph-properties fo:margin-top="0in" fo:margin-bottom="0.0181in" loext:contextual-spacing="false" fo:text-align="center" style:justify-single-word="false" style:writing-mode="lr-tb"/>
      <style:text-properties style:font-name="Monospace1" officeooo:rsid="07121e61" officeooo:paragraph-rsid="07121e61" style:font-name-complex="David CLM"/>
    </style:style>
    <style:style style:name="P76" style:family="paragraph" style:parent-style-name="Heading_20_1">
      <style:paragraph-properties fo:margin-top="0.1965in" fo:margin-bottom="0in" loext:contextual-spacing="false" fo:line-height="100%" fo:text-align="end" style:justify-single-word="false" style:writing-mode="rl-tb"/>
      <style:text-properties style:font-name="David CLM" officeooo:rsid="074745fb" officeooo:paragraph-rsid="074745fb" style:font-name-complex="David CL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6f01ab6" style:font-weight-asian="bold" style:font-weight-complex="bold"/>
    </style:style>
    <style:style style:name="T3" style:family="text">
      <style:text-properties fo:font-weight="bold" officeooo:rsid="070ba8be" style:font-weight-asian="bold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7174476" style:font-style-asian="italic" style:font-style-complex="italic"/>
    </style:style>
    <style:style style:name="T7" style:family="text">
      <style:text-properties fo:font-style="italic" officeooo:rsid="0718ebb9" style:font-style-asian="italic" style:font-style-complex="italic"/>
    </style:style>
    <style:style style:name="T8" style:family="text">
      <style:text-properties officeooo:rsid="06cae407"/>
    </style:style>
    <style:style style:name="T9" style:family="text">
      <style:text-properties style:font-name="David CLM" style:font-name-complex="David CLM"/>
    </style:style>
    <style:style style:name="T10" style:family="text">
      <style:text-properties style:font-name="David CLM" officeooo:rsid="06cae407" style:font-name-complex="David CLM"/>
    </style:style>
    <style:style style:name="T11" style:family="text">
      <style:text-properties style:font-name="David CLM" officeooo:rsid="06cf5416" style:font-name-complex="David CLM"/>
    </style:style>
    <style:style style:name="T12" style:family="text">
      <style:text-properties style:font-name="David CLM" officeooo:rsid="06d0ed53" style:font-name-complex="David CLM"/>
    </style:style>
    <style:style style:name="T13" style:family="text">
      <style:text-properties style:font-name="David CLM" officeooo:rsid="06d39d26" style:font-name-complex="David CLM"/>
    </style:style>
    <style:style style:name="T14" style:family="text">
      <style:text-properties style:font-name="David CLM" officeooo:rsid="06d3c4ae" style:font-name-complex="David CLM"/>
    </style:style>
    <style:style style:name="T15" style:family="text">
      <style:text-properties style:font-name="David CLM" officeooo:rsid="06d5fb38" style:font-name-complex="David CLM"/>
    </style:style>
    <style:style style:name="T16" style:family="text">
      <style:text-properties style:font-name="David CLM" officeooo:rsid="06da70d7" style:font-name-complex="David CLM"/>
    </style:style>
    <style:style style:name="T17" style:family="text">
      <style:text-properties style:font-name="David CLM" officeooo:rsid="06dd18ce" style:font-name-complex="David CLM"/>
    </style:style>
    <style:style style:name="T18" style:family="text">
      <style:text-properties style:font-name="David CLM" officeooo:rsid="06e0cc57" style:font-name-complex="David CLM"/>
    </style:style>
    <style:style style:name="T19" style:family="text">
      <style:text-properties style:font-name="David CLM" officeooo:rsid="06e5ce39" style:font-name-complex="David CLM"/>
    </style:style>
    <style:style style:name="T20" style:family="text">
      <style:text-properties style:font-name="David CLM" officeooo:rsid="06e61acd" style:font-name-complex="David CLM"/>
    </style:style>
    <style:style style:name="T21" style:family="text">
      <style:text-properties style:font-name="David CLM" officeooo:rsid="06ed14e8" style:font-name-complex="David CLM"/>
    </style:style>
    <style:style style:name="T22" style:family="text">
      <style:text-properties style:font-name="David CLM" officeooo:rsid="06f8e5ea" style:font-name-complex="David CLM"/>
    </style:style>
    <style:style style:name="T23" style:family="text">
      <style:text-properties style:font-name="David CLM" officeooo:rsid="06fd3684" style:font-name-complex="David CLM"/>
    </style:style>
    <style:style style:name="T24" style:family="text">
      <style:text-properties style:font-name="David CLM" officeooo:rsid="06fdb01a" style:font-name-complex="David CLM"/>
    </style:style>
    <style:style style:name="T25" style:family="text">
      <style:text-properties style:font-name="David CLM" officeooo:rsid="073e0b88" style:font-name-complex="David CLM"/>
    </style:style>
    <style:style style:name="T26" style:family="text">
      <style:text-properties style:font-name="David CLM" officeooo:rsid="07423265" style:font-name-complex="David CLM"/>
    </style:style>
    <style:style style:name="T27" style:family="text">
      <style:text-properties style:font-name="David CLM" officeooo:rsid="074745fb" style:font-name-complex="David CLM"/>
    </style:style>
    <style:style style:name="T28" style:family="text">
      <style:text-properties style:font-name="David CLM" officeooo:rsid="06cd9612" style:font-name-complex="David CLM"/>
    </style:style>
    <style:style style:name="T29" style:family="text">
      <style:text-properties style:font-name="David CLM" fo:font-weight="bold" style:font-weight-asian="bold" style:font-name-complex="David CLM" style:font-weight-complex="bold"/>
    </style:style>
    <style:style style:name="T30" style:family="text">
      <style:text-properties style:font-name="David CLM" fo:font-weight="bold" officeooo:rsid="06cd9612" style:font-weight-asian="bold" style:font-name-complex="David CLM" style:font-weight-complex="bold"/>
    </style:style>
    <style:style style:name="T31" style:family="text">
      <style:text-properties style:font-name="David CLM" fo:font-style="italic" fo:font-weight="normal" style:font-style-asian="italic" style:font-weight-asian="normal" style:font-name-complex="David CLM" style:font-style-complex="italic" style:font-weight-complex="normal"/>
    </style:style>
    <style:style style:name="T32" style:family="text">
      <style:text-properties style:font-name="David CLM" fo:font-style="italic" style:font-style-asian="italic" style:font-name-complex="David CLM" style:font-style-complex="italic"/>
    </style:style>
    <style:style style:name="T33" style:family="text">
      <style:text-properties style:font-name="David CLM" fo:font-style="normal" style:font-style-asian="normal" style:font-name-complex="David CLM" style:font-style-complex="normal"/>
    </style:style>
    <style:style style:name="T34" style:family="text">
      <style:text-properties officeooo:rsid="06d6916e"/>
    </style:style>
    <style:style style:name="T35" style:family="text">
      <style:text-properties officeooo:rsid="06d83d6d"/>
    </style:style>
    <style:style style:name="T36" style:family="text">
      <style:text-properties officeooo:rsid="06dd6f5c"/>
    </style:style>
    <style:style style:name="T37" style:family="text">
      <style:text-properties officeooo:rsid="06e25d49"/>
    </style:style>
    <style:style style:name="T38" style:family="text">
      <style:text-properties style:text-position="sub 58%"/>
    </style:style>
    <style:style style:name="T39" style:family="text">
      <style:text-properties style:text-position="sub 58%" style:font-name="David CLM" style:font-name-complex="David CLM"/>
    </style:style>
    <style:style style:name="T40" style:family="text">
      <style:text-properties style:text-position="sub 58%" style:font-name="David CLM" officeooo:rsid="06e61acd" style:font-name-complex="David CLM"/>
    </style:style>
    <style:style style:name="T41" style:family="text">
      <style:text-properties style:text-position="sub 58%" style:font-name="David CLM" officeooo:rsid="06e6f50b" style:font-name-complex="David CLM"/>
    </style:style>
    <style:style style:name="T42" style:family="text">
      <style:text-properties style:text-position="sub 58%" style:font-name="David CLM" officeooo:rsid="06fb6fd8" style:font-name-complex="David CLM"/>
    </style:style>
    <style:style style:name="T43" style:family="text">
      <style:text-properties style:text-position="sub 58%" style:font-name="David CLM" fo:font-style="normal" officeooo:rsid="06e6f50b" style:font-style-asian="normal" style:font-name-complex="David CLM" style:font-style-complex="normal"/>
    </style:style>
    <style:style style:name="T44" style:family="text">
      <style:text-properties style:text-position="sub 58%" officeooo:rsid="06e6f50b" style:font-name-complex="David CLM"/>
    </style:style>
    <style:style style:name="T45" style:family="text">
      <style:text-properties style:text-position="sub 58%" officeooo:rsid="06fb6fd8" style:font-name-complex="David CLM"/>
    </style:style>
    <style:style style:name="T46" style:family="text">
      <style:text-properties style:text-position="sub 58%" style:font-name="Monospace1" officeooo:rsid="06f4f4f5" style:font-name-complex="David CLM"/>
    </style:style>
    <style:style style:name="T47" style:family="text">
      <style:text-properties style:text-position="sub 58%" style:font-name="Monospace1" officeooo:rsid="06e6f50b" style:font-name-complex="David CLM"/>
    </style:style>
    <style:style style:name="T48" style:family="text">
      <style:text-properties style:text-position="0% 100%" style:font-name="David CLM" style:font-name-complex="David CLM"/>
    </style:style>
    <style:style style:name="T49" style:family="text">
      <style:text-properties style:text-position="0% 100%" style:font-name="David CLM" officeooo:rsid="06e6f50b" style:font-name-complex="David CLM"/>
    </style:style>
    <style:style style:name="T50" style:family="text">
      <style:text-properties style:text-position="0% 100%" style:font-name="David CLM" officeooo:rsid="06e84be4" style:font-name-complex="David CLM"/>
    </style:style>
    <style:style style:name="T51" style:family="text">
      <style:text-properties style:text-position="0% 100%" style:font-name="David CLM" officeooo:rsid="06e91382" style:font-name-complex="David CLM"/>
    </style:style>
    <style:style style:name="T52" style:family="text">
      <style:text-properties style:text-position="0% 100%" style:font-name="David CLM" officeooo:rsid="06ecbcb1" style:font-name-complex="David CLM"/>
    </style:style>
    <style:style style:name="T53" style:family="text">
      <style:text-properties style:text-position="0% 100%" style:font-name="David CLM" officeooo:rsid="06fb6fd8" style:font-name-complex="David CLM"/>
    </style:style>
    <style:style style:name="T54" style:family="text">
      <style:text-properties style:text-position="0% 100%" style:font-name="David CLM" officeooo:rsid="06f8e5ea" style:font-name-complex="David CLM"/>
    </style:style>
    <style:style style:name="T55" style:family="text">
      <style:text-properties style:text-position="0% 100%" style:font-name="David CLM" officeooo:rsid="0704b67e" style:font-name-complex="David CLM"/>
    </style:style>
    <style:style style:name="T56" style:family="text">
      <style:text-properties style:text-position="0% 100%" style:font-name="David CLM" officeooo:rsid="0705c11e" style:font-name-complex="David CLM"/>
    </style:style>
    <style:style style:name="T57" style:family="text">
      <style:text-properties style:text-position="0% 100%" style:font-name="David CLM" officeooo:rsid="0707ae95" style:font-name-complex="David CLM"/>
    </style:style>
    <style:style style:name="T58" style:family="text">
      <style:text-properties style:text-position="0% 100%" style:font-name="David CLM" officeooo:rsid="0707cc50" style:font-name-complex="David CLM"/>
    </style:style>
    <style:style style:name="T59" style:family="text">
      <style:text-properties style:text-position="0% 100%" style:font-name="David CLM" officeooo:rsid="07089cd2" style:font-name-complex="David CLM"/>
    </style:style>
    <style:style style:name="T60" style:family="text">
      <style:text-properties style:text-position="0% 100%" style:font-name="David CLM" officeooo:rsid="07497ed9" style:font-name-complex="David CLM"/>
    </style:style>
    <style:style style:name="T61" style:family="text">
      <style:text-properties style:text-position="0% 100%" style:font-name="David CLM" officeooo:rsid="074a34ac" style:font-name-complex="David CLM"/>
    </style:style>
    <style:style style:name="T62" style:family="text">
      <style:text-properties style:text-position="0% 100%" style:font-name="David CLM" fo:font-style="normal" officeooo:rsid="06e6f50b" style:font-style-asian="normal" style:font-name-complex="David CLM" style:font-style-complex="normal"/>
    </style:style>
    <style:style style:name="T63" style:family="text">
      <style:text-properties style:text-position="0% 100%" style:font-name="David CLM" fo:font-style="italic" style:font-style-asian="italic" style:font-name-complex="David CLM" style:font-style-complex="italic"/>
    </style:style>
    <style:style style:name="T64" style:family="text">
      <style:text-properties style:text-position="0% 100%" officeooo:rsid="06e6f50b" style:font-name-complex="David CLM"/>
    </style:style>
    <style:style style:name="T65" style:family="text">
      <style:text-properties style:text-position="0% 100%" officeooo:rsid="06e84be4" style:font-name-complex="David CLM"/>
    </style:style>
    <style:style style:name="T66" style:family="text">
      <style:text-properties style:text-position="0% 100%" officeooo:rsid="07497ed9" style:font-name-complex="David CLM"/>
    </style:style>
    <style:style style:name="T67" style:family="text">
      <style:text-properties style:text-position="0% 100%" officeooo:rsid="06ecbcb1" style:font-name-complex="David CLM"/>
    </style:style>
    <style:style style:name="T68" style:family="text">
      <style:text-properties style:text-position="0% 100%" officeooo:rsid="06fb6fd8" style:font-name-complex="David CLM"/>
    </style:style>
    <style:style style:name="T69" style:family="text">
      <style:text-properties style:text-position="0% 100%" officeooo:rsid="06f8e5ea" style:font-name-complex="David CLM"/>
    </style:style>
    <style:style style:name="T70" style:family="text">
      <style:text-properties style:text-position="0% 100%" officeooo:rsid="074a34ac" style:font-name-complex="David CLM"/>
    </style:style>
    <style:style style:name="T71" style:family="text">
      <style:text-properties style:text-position="0% 100%" style:font-name="Monospace1" officeooo:rsid="06e6f50b" style:font-name-complex="David CLM"/>
    </style:style>
    <style:style style:name="T72" style:family="text">
      <style:text-properties fo:font-style="normal" officeooo:rsid="073d71fd" style:font-style-asian="normal" style:font-style-complex="normal"/>
    </style:style>
    <style:style style:name="T73" style:family="text">
      <style:text-properties style:text-position="super 58%" style:font-name="David CLM" fo:font-style="normal" style:font-style-asian="normal" style:font-name-complex="David CLM" style:font-style-complex="normal"/>
    </style:style>
    <style:style style:name="T74" style:family="text">
      <style:text-properties style:text-position="super 58%" style:font-name="David CLM" officeooo:rsid="06ecbcb1" style:font-name-complex="David CLM"/>
    </style:style>
    <style:style style:name="T75" style:family="text">
      <style:text-properties style:text-position="super 58%" officeooo:rsid="06ecbcb1" style:font-name-complex="David CLM"/>
    </style:style>
    <style:style style:name="T76" style:family="text">
      <style:text-properties style:text-position="super 58%" style:font-name="Monospace1" officeooo:rsid="06ecbcb1" style:font-name-complex="David CLM"/>
    </style:style>
    <style:style style:name="T77" style:family="text">
      <style:text-properties officeooo:rsid="06f01ab6"/>
    </style:style>
    <style:style style:name="T78" style:family="text">
      <style:text-properties officeooo:rsid="06f20b80"/>
    </style:style>
    <style:style style:name="T79" style:family="text">
      <style:text-properties officeooo:rsid="06f48e3e"/>
    </style:style>
    <style:style style:name="T80" style:family="text">
      <style:text-properties officeooo:rsid="06f52ca0"/>
    </style:style>
    <style:style style:name="T81" style:family="text">
      <style:text-properties officeooo:rsid="06f56788"/>
    </style:style>
    <style:style style:name="T82" style:family="text">
      <style:text-properties officeooo:rsid="07089cd2"/>
    </style:style>
    <style:style style:name="T83" style:family="text">
      <style:text-properties officeooo:rsid="070d9fc5"/>
    </style:style>
    <style:style style:name="T84" style:family="text">
      <style:text-properties officeooo:rsid="070edc52"/>
    </style:style>
    <style:style style:name="T85" style:family="text">
      <style:text-properties officeooo:rsid="0711e8d7"/>
    </style:style>
    <style:style style:name="T86" style:family="text">
      <style:text-properties officeooo:rsid="07121e61"/>
    </style:style>
    <style:style style:name="T87" style:family="text">
      <style:text-properties officeooo:rsid="07157706"/>
    </style:style>
    <style:style style:name="T88" style:family="text">
      <style:text-properties officeooo:rsid="07174476"/>
    </style:style>
    <style:style style:name="T89" style:family="text">
      <style:text-properties officeooo:rsid="071bc387"/>
    </style:style>
    <style:style style:name="T90" style:family="text">
      <style:text-properties officeooo:rsid="07201cd5"/>
    </style:style>
    <style:style style:name="T91" style:family="text">
      <style:text-properties officeooo:rsid="072254d9"/>
    </style:style>
    <style:style style:name="T92" style:family="text">
      <style:text-properties officeooo:rsid="07249708"/>
    </style:style>
    <style:style style:name="T93" style:family="text">
      <style:text-properties officeooo:rsid="0724c932"/>
    </style:style>
    <style:style style:name="T94" style:family="text">
      <style:text-properties officeooo:rsid="07262e54"/>
    </style:style>
    <style:style style:name="T95" style:family="text">
      <style:text-properties officeooo:rsid="07291005"/>
    </style:style>
    <style:style style:name="T96" style:family="text">
      <style:text-properties officeooo:rsid="072a1cff"/>
    </style:style>
    <style:style style:name="T97" style:family="text">
      <style:text-properties officeooo:rsid="072f8709"/>
    </style:style>
    <style:style style:name="T98" style:family="text">
      <style:text-properties officeooo:rsid="073158f3"/>
    </style:style>
    <style:style style:name="T99" style:family="text">
      <style:text-properties officeooo:rsid="073ad49d"/>
    </style:style>
    <style:style style:name="T100" style:family="text">
      <style:text-properties officeooo:rsid="073b7a3c"/>
    </style:style>
    <style:style style:name="T101" style:family="text">
      <style:text-properties officeooo:rsid="073ba3e8"/>
    </style:style>
    <style:style style:name="T102" style:family="text">
      <style:text-properties officeooo:rsid="073d71fd"/>
    </style:style>
    <style:style style:name="T103" style:family="text">
      <style:text-properties officeooo:rsid="073e0b88"/>
    </style:style>
    <style:style style:name="T104" style:family="text">
      <style:text-properties officeooo:rsid="0741b553"/>
    </style:style>
    <style:style style:name="T105" style:family="text">
      <style:text-properties style:use-window-font-color="true" style:text-outline="false" style:text-line-through-style="none" style:text-line-through-type="none" style:text-position="0% 100%" style:font-name="David CLM" fo:font-size="12pt" fo:font-style="italic" fo:text-shadow="none" style:text-underline-style="none" fo:font-weight="normal" officeooo:rsid="07497ed9" style:letter-kerning="true" style:font-size-asian="12pt" style:font-style-asian="italic" style:font-weight-asian="normal" style:font-name-complex="David CLM" style:font-size-complex="12pt" style:text-emphasize="none"/>
    </style:style>
    <style:style style:name="T106" style:family="text">
      <style:text-properties style:use-window-font-color="true" style:text-outline="false" style:text-line-through-style="none" style:text-line-through-type="none" style:text-position="0% 100%" style:font-name="David CLM" fo:font-size="12pt" fo:font-style="italic" fo:text-shadow="none" style:text-underline-style="none" fo:font-weight="normal" officeooo:rsid="06e84be4" style:letter-kerning="true" style:font-size-asian="12pt" style:font-style-asian="italic" style:font-weight-asian="normal" style:font-name-complex="David CLM" style:font-size-complex="12pt" style:text-emphasize="none"/>
    </style:style>
    <style:style style:name="T107" style:family="text">
      <style:text-properties style:use-window-font-color="true" style:text-outline="false" style:text-line-through-style="none" style:text-line-through-type="none" style:text-position="0% 100%" fo:font-size="12pt" fo:font-style="italic" fo:text-shadow="none" style:text-underline-style="none" fo:font-weight="normal" officeooo:rsid="07497ed9" style:letter-kerning="true" style:font-size-asian="12pt" style:font-style-asian="italic" style:font-weight-asian="normal" style:font-name-complex="David CLM" style:font-size-complex="12pt" style:text-emphasize="none"/>
    </style:style>
    <style:style style:name="T108" style:family="text">
      <style:text-properties style:use-window-font-color="true" style:text-outline="false" style:text-line-through-style="none" style:text-line-through-type="none" style:text-position="0% 100%" fo:font-size="12pt" fo:font-style="italic" fo:text-shadow="none" style:text-underline-style="none" fo:font-weight="normal" officeooo:rsid="06e84be4" style:letter-kerning="true" style:font-size-asian="12pt" style:font-style-asian="italic" style:font-weight-asian="normal" style:font-name-complex="David CLM" style:font-size-complex="12pt" style:text-emphasize="none"/>
    </style:style>
    <style:style style:name="T109" style:family="text">
      <style:text-properties officeooo:rsid="075254c7"/>
    </style:style>
    <style:style style:name="T110" style:family="text">
      <style:text-properties style:font-name-complex="David CLM"/>
    </style:style>
    <style:style style:name="T111" style:family="text">
      <style:text-properties officeooo:rsid="06f8e5ea" style:font-name-complex="David CLM"/>
    </style:style>
    <style:style style:name="T112" style:family="text">
      <style:text-properties style:font-name="Monospace1" officeooo:rsid="06f4f4f5" style:font-name-complex="David CLM"/>
    </style:style>
    <style:style style:name="T113" style:family="text">
      <style:text-properties style:font-name="Monospace1" officeooo:rsid="06f8e5ea" style:font-name-complex="David CLM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6" text:outline-level="1">מכרזים למיקסום רווח</text:h>
      <text:p text:style-name="P17"><text:span text:style-name="T27">מ</text:span><text:span text:style-name="T9">כרזים בשיטת מיירסון - חזרה על השיעור הקודם</text:span></text:p>
      <text:p text:style-name="P15"><text:span text:style-name="T10">ר</text:span><text:span text:style-name="T9">וג'ר מיירסון (Roger Myerson) פיתח שיטה כללית לבניית מנגנונים. השיטה עובדת בכל מקרה שבו יש קבוצה של שחקנים שצריך לבחור חלק מהם, ולכל אחד מהם יש ערך שונה ל"היבחרות". </text:span></text:p>
      <text:p text:style-name="P16"><text:span text:style-name="T28">השלב הראשון בשיטה הוא לקבוע </text:span><text:span text:style-name="T30">כלל-בחירה</text:span><text:span text:style-name="T28">. כלל-בחירה הוא אלגוריתם שהקלט שלו הוא הערכים של כל אחד מהשחקנים, והפלט שלו הוא קבוצת השחקנים הנבחרים. הנה כמה דוגמאות לכללי-בחירה:</text:span></text:p>
      <text:list xml:id="list8425881256787592693" text:style-name="L1">
        <text:list-item>
          <text:p text:style-name="P62">בחר את השחקן עם הערך הגבוה ביותר (- כמו מכרז על חפץ אחד).</text:p>
        </text:list-item>
        <text:list-item>
          <text:p text:style-name="P65"><text:span text:style-name="T9">בחר את שלוש</text:span><text:span text:style-name="T11">ת השחקנים עם הערך הגבוה ביותר (- כמו מכרז על שלושה חפצים זהים).</text:span></text:p>
        </text:list-item>
        <text:list-item>
          <text:p text:style-name="P63">בחר את השחקן עם הערך הגבוה ביותר אם הוא מעל 10; אחרת אל תבחר אף אחד (- מכרז על חפץ אחד עם מחיר מינימום).</text:p>
        </text:list-item>
        <text:list-item>
          <text:p text:style-name="P63">אם הערך של השחקן הראשון מעל 20 - בחר אותו; אחרת, אם הערך של השחקן השני מעל 10 - בחר אותו; אחרת אל תבחר אף אחד (- מכרז עם פילוח שוק - מחיר מינימום שונה לכל שחקן).</text:p>
        </text:list-item>
        <text:list-item>
          <text:p text:style-name="P63">בחר שחקנים בעזרת אלגוריתם למילוי תרמיל (בשיעור הקודם ראינו ארבעה אלגוריתמים כאלה; כל אחד מהם מהווה כלל-בחירה בפני עצמו).</text:p>
        </text:list-item>
      </text:list>
      <text:p text:style-name="P36">כפי שאפשר לראות, כללי-בחירה יכולים להיות פשוטים או מורכבים, סימטריים או לא-סימטריים.</text:p>
      <text:p text:style-name="P36"/>
      <text:p text:style-name="P35"><text:span text:style-name="T9">השלב השני בשיטה הוא לקבוע </text:span><text:span text:style-name="T29">כלל-תשלומים</text:span><text:span text:style-name="T9">. <text:s/>למה צריך את זה? כי בלי תשלומים, רוב כללי-הבחירה לא יהיו אמיתיים - השחקנים לא יגידו לנו מה הערך האמיתי שלהם.</text:span></text:p>
      <text:p text:style-name="P36"/>
      <text:p text:style-name="P36">מיירסון גילה, שכדי להפוך כלל-בחירה לאמיתי, דרושים שני תנאים, שהם הכרחיים ומספיקים.</text:p>
      <text:p text:style-name="P39"><text:span text:style-name="T31">תנאי א</text:span><text:span text:style-name="T9">: כלל-הבחירה חייב להיות </text:span><text:span text:style-name="T29">מונוטוני</text:span><text:span text:style-name="T9">. "כלל מונוטוני" הוא כלל שבו כל שחקן שמעלה את הערך שלו, כאשר ערכי כל שאר השחקנים קבועים, מעלה את הסיכוי שלו </text:span><text:span text:style-name="T12">לזכות</text:span><text:span text:style-name="T9"> (לא ייתכן ששחקן </text:span><text:span text:style-name="T12">זוכה </text:span><text:span text:style-name="T9">כשהערך שלו 10, ואז הוא מעלה את הערך שלו ל-15</text:span><text:span text:style-name="T12"> ומפסיד)</text:span><text:span text:style-name="T9">. <text:s/>בדקו וודאו שכל הכללים שהזכרנו למעלה הם מונוטוניים. <text:s/>כמה דוגמאות לכללים לא-מונוטוניים הם: "בחר את השחקן עם הערך הנמוך ביותר", "בחר את השחקן עם הערך הגבוה ביותר בתנאי שהוא קטן מ-100", וכו'.</text:span></text:p>
      <text:p text:style-name="P40"><text:span text:style-name="T31">תנאי ב</text:span><text:span text:style-name="T9">: התשלום הנגבה מכל שחקן חייב להיות שווה ל</text:span><text:span text:style-name="T29">ערך הסף</text:span><text:span text:style-name="T9"> שלו. ערך הסף הוא בדיוק הערך שבו השחקן עובר מהפסד לזכיה. </text:span><text:span text:style-name="T13">שימו לב: ערך הסף יכול להיות שונה משחקן לשחקן. ערך הסף תלוי גם בכלל הבחירה, וגם בערכים של השחקנים האחרים. הנה כמה דוגמאות:</text:span></text:p>
      <text:list xml:id="list7254522517020772671" text:style-name="L2">
        <text:list-item>
          <text:p text:style-name="P64">אם כלל-הבחירה הוא "בחר את השחקן עם הערך הגבוה ביותר", אז ערך הסף של הזוכה הוא הערך השני בגובהו.</text:p>
        </text:list-item>
        <text:list-item>
          <text:p text:style-name="P64">אם כלל-הבחירה הוא "בחר את השחקן עם הערך הגבוה ביותר בתנאי שהוא מעל 10", אז ערך הסף של הזוכה הוא המקסימום בין הערך השני ל-10 (בפרט, אם יש רק שחקן אחד במכרז, אז ערך הסף שלו הוא 10).</text:p>
        </text:list-item>
        <text:list-item>
          <text:p text:style-name="P66"><text:span text:style-name="T9">אם כלל-הבחירה הוא "בחר לפי אלגוריתם למילוי תרמיל", אז צריך לחשב את ערך-הסף </text:span><text:span text:style-name="T14">בכל מקרה לגופו לפי האלגוריתם, המשקלים והערכים של השחקנים האחרים</text:span><text:span text:style-name="T15">. דרך פשוטה למצוא את ערך-הסף של שחקן מסויים באופן אינטואיטיבי היא לחשוב מה היה קורה אם הערך שלו היה 0, 1, 2 וכו', ולראות באיזה ערך הוא עובר מהפסד לזכיה (כמובן, הערך לא חייב להיות מספר שלם - זה תלוי בבעיה). </text:span><text:span text:style-name="T14">יש </text:span><text:span text:style-name="T15">כמה </text:span><text:span text:style-name="T14">דוגמאות במצגת.</text:span></text:p>
        </text:list-item>
      </text:list>
      <text:p text:style-name="P37"/>
      <text:p text:style-name="P38"><text:soft-page-break/><text:span text:style-name="T14">מ</text:span><text:span text:style-name="T9">יקסום רווח</text:span></text:p>
      <text:p text:style-name="P3">כאמור השיטה של מיירסון עובדת עבור כל כלל-בחירה שאנחנו רוצים (בתנאי שהוא מונוטוני). עכשיו השאלה היא, איזה כלל-בחירה אנחנו רוצים? ובכן זה תלוי במטרה שלנו. אם אנחנו <text:span text:style-name="T34">"מושלים נדיבים", אנחנו רוצים למקסם את הרווחה החברתית - כלומר את סכום הערכים של כולם. במקרה זה, כלל-הבחירה שלנו ינסה לבחור תת-קבוצה שסכום הערכים בה הוא גדול ביותר, ואם בעיית המקסימיזציה היא קשה מדי מבחינה חישובית אז נשתמש בקירוב (כמו בבעיית התרמיל).</text:span></text:p>
      <text:p text:style-name="P4">אבל אם אנחנו חברה עסקית, ייתכן שהמטרה שלנו היא למקסם את הרווח שלנו - כלומר את סכום התשלומים שמשלמים הזוכים. במקרה זה, כלל-בחירה שממקסם את סכום הערכים לא יביא לנו תוצאות טובות. <text:s/>דוגמה קיצונית: נניח שאנחנו מוכרים חפץ אחד לשחקן אחד. כלל הבחירה שממקסם את סכום הערכים הוא פשוט לתת לו את החפץ. ערך הסף שלו הוא אפס - כי הוא זוכה בכל מקרה. לכן הרווח שלנו יהיה אפס. </text:p>
      <text:p text:style-name="P5"><text:span text:style-name="T35">האם ישנו</text:span> כלל-בחירה שממקסם את סכום התשלומים?<text:span text:style-name="T16"> </text:span><text:span text:style-name="T18">לפני שנענה </text:span><text:span text:style-name="T36">צריך להסביר מה בכלל הכוונה ב"מיקסום רווח" - הרי הרווח המירבי תלוי במצב. למשל, אם מוכרים חפץ אחד ויש קונה שהערך שלו 5, אז הרווח המירבי הוא 5 פחות אגורה; אם יש קונה שהערך שלו 10, אז הרווח המירבי היא 10 פחות אגורה; וכו'... כשאנחנו מדברים על "מיקסום רווח", אנחנו מדברים על רווח ממוצע - מה שנקרא בשפה מתימטית "תוחלת הרווח". <text:s/>אנחנו מניחים שיש לנו מידע סטטיסטי כלשהו על התפלגות הערכים של קונים. לדוגמה, נניח שאנחנו מוכרים חפץ אחד לקונה אחד, ואנחנו יודעים לפי סקר-שוק שעשינו, שהערך שלו הוא בין 10 ל-30, עם התפלגות אחידה (סיכוי שווה לכל מספר בין 10 ל-30). <text:s/>עכשיו אפשר לחשב את תוחלת הרווח של כללי-בחירה שונים:</text:span></text:p>
      <text:list xml:id="list8916252301047032146" text:style-name="L3">
        <text:list-item>
          <text:p text:style-name="P53"><text:span text:style-name="T37">ב</text:span>כלל-הבחירה <text:span text:style-name="T37">"בחר באופן שממקסם את סכום הערכים", ערך-הסף הוא אפס, ולכן התשלום הוא אפס, ולכן תוחלת הרווח היא אפס.</text:span></text:p>
        </text:list-item>
        <text:list-item>
          <text:p text:style-name="P54">בכלל-הבחירה "בחר את הקונה אם הערך שלו לפחות 10", ערך-הסף הוא 10, הקונה תמיד נבחר (בהסתברות 1) ותמיד משלם, ולכן תוחלת הרווח היא 10.</text:p>
        </text:list-item>
        <text:list-item>
          <text:p text:style-name="P54">בכלל-הבחירה "בחר את הקונה אם הערך שלו לפחות 20", ערך-הסף הוא 20, הקונה נבחר בהסתברות 1/2 (כי לחצי מכל הקונים יש ערך לפחות 20), ולכן תוחלת הרווח היא 20/2 = 10.</text:p>
        </text:list-item>
        <text:list-item>
          <text:p text:style-name="P54">בכלל-הבחירה "בחר את הקונה אם הערך שלו לפחות 15", ערך-הסף הוא 15, הקונה נבחר בהסתברות 3/4, ולכן תוחלת הרווח היא 15*3/4 = 11.25.</text:p>
        </text:list-item>
      </text:list>
      <text:p text:style-name="P6">כפי שאפשר לראות, כלל-הבחירה קובע באופן חד-משמעי את כלל-התשלומים (לפי משפט מיירסון), ולכן הוא קובע באופן חד-משמעי את תוחלת-הרווח שלנו<text:span text:style-name="T79"> (עבור התפלגות נתונה של ערכים)</text:span>.</text:p>
      <text:p text:style-name="P6"><text:span text:style-name="T77">נחזור שוב: </text:span><text:span text:style-name="T2">לכל כלל-בחירה יש תוחלת-רווח</text:span><text:span text:style-name="T77">.</text:span></text:p>
      <text:p text:style-name="P7">האם ישנה נוסחה המאפשרת לדעת מראש, בהינתן כלל-בחירה מסויים, מה תהיה תוחלת-הרווח<text:span text:style-name="T78"> שלו?</text:span></text:p>
      <text:p text:style-name="P5"><text:span text:style-name="T16">התשובה היא כן, וגם זו </text:span><text:span text:style-name="T17">המצאה</text:span><text:span text:style-name="T16"> של מיירסון (הוא זכה בפרס נובל לכלכלה בשנת 2007 על כל </text:span><text:span text:style-name="T17">ההמצאות האלו</text:span><text:span text:style-name="T16">).</text:span><text:span text:style-name="T19"> <text:s/>ההמצאה הזאת היא מעט מורכבת מבחינה מתימטית</text:span><text:span text:style-name="T21"> ודורשת כמה הגדרות.</text:span></text:p>
      <text:p text:style-name="P8"><text:span text:style-name="T9">כדי להשתמש בנוסחה של מיירסון, אנחנו צריכים לדעת, עבור כל אחד מהשחקנים, מה התפלגות הערך שלו. ההתפלגות יכולה להיות שונה לכל שחקן, למשל, בגלל מאפיינים דמוגרפיים שונים. המפרסמים </text:span><text:soft-page-break/><text:span text:style-name="T9">באינטרנט יודעים את זה טוב מאד וגם מנצלים את זה - זה נקרא "פילוח שוק". יש הבדל בין התפלגות הערכים של אנשים במקומות שונים בעולם, בין נשים לגברים, בין אנשים במצב משפחתי שונה, וכד'. </text:span></text:p>
      <text:p text:style-name="P9"><text:span text:style-name="T9">אז לכל שחקן i, אנחנו מניחים שידועה לנו פונקציה F</text:span><text:span text:style-name="T39">i</text:span><text:span text:style-name="T9">, המייצגת את התפלגות הערכים שלו, ומוגדרת כך:</text:span></text:p>
      <text:p text:style-name="P61">F<text:span text:style-name="T38">i</text:span>(x) <text:s/>= <text:s/>Prob[v<text:span text:style-name="T38">i</text:span> &lt; x]</text:p>
      <text:p text:style-name="P10"><text:span text:style-name="T9">כלומר</text:span><text:span text:style-name="T20">F</text:span><text:span text:style-name="T40">i</text:span><text:span text:style-name="T20">(x) </text:span><text:span text:style-name="T9">זה ההסתברות שהערך של קונה אקראי היא קטנה מ-x. שימו לב - הפונקציה הזאת היא 0 עבור מספרים קטנים מאד, ואז עולה בהדרגה עד שהיא מגיעה ל-1 (היא תמיד בין 0 ל-1).</text:span></text:p>
      <text:p text:style-name="P9"><text:span text:style-name="T9">חישוב הפונקציה F</text:span><text:span text:style-name="T39">i <text:s/></text:span><text:span text:style-name="T48">נעשה ע"י סטטיסטיקאים וסוקרי-שוק. למשל, אם הם רואים שכל הערכים של קונים</text:span><text:span text:style-name="T49"> הם בין 10 ל-30 ויש בערך מספר שווה של קונים בכל אחד מהערכים האלה, אז הפונקציה </text:span><text:span text:style-name="T51">תהיה</text:span><text:span text:style-name="T49">:</text:span></text:p>
      <text:p text:style-name="P71"><text:span text:style-name="T64">F</text:span><text:span text:style-name="T44">i</text:span><text:span text:style-name="T64">(x) <text:s/>= <text:s/></text:span><text:span text:style-name="T65">(x-10)/(30-10) <text:s text:c="8"/>[</text:span><text:span text:style-name="T66">30 </text:span><text:span text:style-name="T107">≥</text:span><text:span text:style-name="T65"> x </text:span><text:span text:style-name="T108">≥</text:span><text:span text:style-name="T65"> </text:span><text:span text:style-name="T66">1</text:span><text:span text:style-name="T65">0]</text:span></text:p>
      <text:p text:style-name="P13"><text:span text:style-name="T16">(</text:span><text:span text:style-name="T9">כמובן, עבור x&lt;10 ערך הפונקציה 0, ועבור x&gt;30 ערך הפונקציה 1 - לא כתבנו את זה כדי לחסוך מקום).</text:span></text:p>
      <text:p text:style-name="P11"><text:span text:style-name="T16">ע</text:span><text:span text:style-name="T9">כשיו, אנחנו יכולים לגזור את הפונקציה הזאת ונקבל פונקציה שנקראת </text:span><text:span text:style-name="T32">צפיפות הערכים. </text:span><text:span text:style-name="T33">מקובל לסמן אותה ב </text:span><text:span text:style-name="T62">F</text:span><text:span text:style-name="T43">i</text:span><text:span text:style-name="T73">'</text:span><text:span text:style-name="T62">(x)</text:span><text:span text:style-name="T33"> או ב f</text:span><text:span text:style-name="T43">i</text:span><text:span text:style-name="T62">(x)</text:span><text:span text:style-name="T33">. <text:s/>למשל, הנגזרת של הפונקציה הקודמת היא:</text:span></text:p>
      <text:p text:style-name="P72"><text:span text:style-name="T64">F</text:span><text:span text:style-name="T44">i</text:span><text:span text:style-name="T75">'</text:span><text:span text:style-name="T64">(x) <text:s/>= <text:s/></text:span><text:span text:style-name="T67">1</text:span><text:span text:style-name="T65">/(30-10) <text:s text:c="8"/>[</text:span><text:span text:style-name="T66">30 </text:span><text:span text:style-name="T107">≥</text:span><text:span text:style-name="T65"> x </text:span><text:span text:style-name="T108">≥</text:span><text:span text:style-name="T65"> </text:span><text:span text:style-name="T66">1</text:span><text:span text:style-name="T65">0]</text:span></text:p>
      <text:p text:style-name="P12"><text:span text:style-name="T24">מיירסון הגדיר</text:span><text:span text:style-name="T23"> את </text:span><text:span text:style-name="T9">"פונקציית הערך הוירטואלי" (virtual valuation function). </text:span><text:span text:style-name="T23">באופן הבא:</text:span></text:p>
      <text:p text:style-name="P74"><text:span text:style-name="T112">r</text:span><text:span text:style-name="T46">i</text:span><text:span text:style-name="T112">(</text:span><text:span text:style-name="T113">x</text:span><text:span text:style-name="T112">) = </text:span><text:span text:style-name="T113">x - [1-</text:span><text:span text:style-name="T71">F</text:span><text:span text:style-name="T47">i</text:span><text:span text:style-name="T71">(x)</text:span><text:span text:style-name="T113">]/</text:span><text:span text:style-name="T71">F</text:span><text:span text:style-name="T47">i</text:span>'<text:span text:style-name="T71">(x)</text:span></text:p>
      <text:p text:style-name="P41"><text:span text:style-name="T49">ל</text:span><text:span text:style-name="T48">דוגמה, </text:span><text:span text:style-name="T53">עבור ההתפלגות הקודמת מקבלים:</text:span></text:p>
      <text:p text:style-name="P73"><text:span text:style-name="T68">r</text:span><text:span text:style-name="T45">i</text:span><text:span text:style-name="T68">(</text:span><text:span text:style-name="T69">x</text:span><text:span text:style-name="T68">) = 2x-30</text:span><text:span text:style-name="T65"> <text:s text:c="5"/></text:span><text:span text:style-name="T70"><text:s text:c="3"/></text:span><text:span text:style-name="T65"><text:s text:c="2"/>[</text:span><text:span text:style-name="T66">30 </text:span><text:span text:style-name="T107">≥</text:span><text:span text:style-name="T65"> x </text:span><text:span text:style-name="T108">≥</text:span><text:span text:style-name="T65"> </text:span><text:span text:style-name="T66">1</text:span><text:span text:style-name="T65">0]</text:span></text:p>
      <text:p text:style-name="P48">שימו לב שהערך הוירטואלי קטן מהערך האמיתי (במקרה זה הוא מתחיל במינוס 10 ועולה עד 30).</text:p>
      <text:p text:style-name="P49">הפונקציה הזאת היא המפתח לשאלה ששאלנו קודם - איך מקשרים בין כלל-הבחירה לבין תוחלת-הרווח.</text:p>
      <text:p text:style-name="P43"><text:span text:style-name="T48">בהינתן כלל-בחירה מסויים, אפשר לחשב את סכום הערכים </text:span><text:span text:style-name="T63">הוירטואליים</text:span><text:span text:style-name="T48"> של השחקנים הנבחרים</text:span><text:span text:style-name="T56">; הסכום הזה יהיה בדרך-כלל קטן מסכום הערכים האמיתיים שלהם. </text:span><text:span text:style-name="T57">למשל, אם למכרז שלנו מגיע שחקן שהערך שלו 25, והוא זוכה, אז סכום הערכים הוירטואליים הוא 20. </text:span><text:span text:style-name="T58"><text:s text:c="2"/></text:span><text:span text:style-name="T56">שימו לב - כדי לחשב את סכום הערכים הוירטואליים, אין צורך לחשב את</text:span><text:span text:style-name="T59"> ערכי-הסף ואת</text:span><text:span text:style-name="T56"> כלל-התשלומי</text:span><text:span text:style-name="T58">ם - מספיק לדעת את כלל-הבחירה.</text:span></text:p>
      <text:p text:style-name="P49"><text:s/>מיירסון הוכיח את המשפט הבא: </text:p>
      <text:p text:style-name="P42"><text:span text:style-name="T55">ל</text:span><text:span text:style-name="T48">כל כלל-בחירה</text:span><text:span text:style-name="T55">, כאשר התשלומים נקבעים לפי ערכי-הסף, <text:line-break/></text:span><text:span text:style-name="T48">תוחלת הרווח שווה לתוחלת סכום הערכים הוירטואליים של הנבחרים.</text:span></text:p>
      <text:p text:style-name="P50">נבדוק את המשפט הזה על כללי-בחירה שראינו קודם:</text:p>
      <text:list xml:id="list3335225339603" text:continue-numbering="true" text:style-name="L3">
        <text:list-item>
          <text:p text:style-name="P55">בכלל-הבחירה "בחר את הקונה אם הערך שלו לפחות 10", <text:span text:style-name="T82">הקונה נבחר בהסתברות 1. הערך הוירטואלי שלו מתפלג אחיד בין 10- לבין 30 ולכן התוחלת שלו 10.</text:span></text:p>
        </text:list-item>
        <text:list-item>
          <text:p text:style-name="P56">בכלל-הבחירה "בחר את הקונה אם הערך שלו לפחות 20", הקונה נבחר בהסתברות 1/2<text:span text:style-name="T82">. במקרה שהוא נבחר, הערך הוירטואלי שלו מתפלג אחיד בין 10 לבין 30. לכן התוחלת היא 1/2 מ-20 שזה 10.</text:span></text:p>
        </text:list-item>
        <text:list-item>
          <text:p text:style-name="P67"><text:soft-page-break/><text:span text:style-name="T48">בכלל-הבחירה "בחר את הקונה אם הערך שלו לפחות 15", הקונה נבחר בהסתברות 3/4</text:span><text:span text:style-name="T59">. במקרה זה הערך הוירטואלי שלו מתפלג אחיד בין 0 לבין 30, לכן התוחלת היא 3/4 מ-15 שזה 11.25.</text:span></text:p>
        </text:list-item>
      </text:list>
      <text:p text:style-name="P51">אכן, בכל המקרים הללו תוחלת הערך הוירטואלי שווה לתוחלת התשלום שחישבנו קודם.</text:p>
      <text:p text:style-name="P44"/>
      <text:p text:style-name="P45">למה זה עוזר לנו? כי עכשיו אנחנו יודעים איזה כלל-בחירה אנחנו רוצים: כדי למקסם רווח, כלל-הבחירה<text:span text:style-name="T84"> שלנו</text:span> צריך להיות <text:span text:style-name="T1">בחר את </text:span><text:span text:style-name="T3">הקבוצה</text:span><text:span text:style-name="T1"> שבה סכום הערכים הוירטואליים הוא הגדול ביותר</text:span>.<text:span text:style-name="T85"> </text:span></text:p>
      <text:p text:style-name="P46">כזכור, תנאי הכרחי עבור שימוש במשפט מיירסון הוא שכלל-הבחירה יהיה מונוטוני. במקרה זה, כלל-הבחירה הוא מונוטוני אם ורק אם פונקציית הערך הוירטואלי של כל קונה היא פונקציה מונוטונית עולה של הערך (כמו הפונקציה r<text:span text:style-name="T38">i</text:span> שראינו למעלה). אם פונקציית הערך הוירטואלי היא מונוטונית, אז ההתפלגות נקרא <text:span text:style-name="T1">התפלגות רגולרית</text:span>. כפי שראינו למעלה, התפלגות אחידה היא רגולרית, ויש עוד הרבה התפלגויות שהן רגולריות; בקורס זה נעסוק רק בהתפלגויות אחידות כך שאנחנו לא צריכים לדאוג בנושא זה<text:span text:style-name="T83"> - הכלל שלנו יהיה מונוטוני. <text:s/>נבחן כמה דוגמאות, מהפשוטה למורכבת.</text:span></text:p>
      <text:p text:style-name="Heading_20_3">מכירת חפץ אחד לקונה אחד</text:p>
      <text:p text:style-name="P47">כלל-הבחירה של מיירסון במקרה זה הוא: "בחר את הקונה <text:span text:style-name="T86">אם"ם </text:span>הערך הוירטואלי שלו גדול מאפס". <text:s/><text:span text:style-name="T86">עבור ההתפלגות שראינו למעלה הכלל יוצא:</text:span></text:p>
      <text:p text:style-name="P75">2x-30 &gt; 0 <text:s text:c="7"/>&lt;==&gt; <text:s text:c="7"/>x &gt; 15</text:p>
      <text:p text:style-name="P26">וכלל-הבחירה הוא "בחר את הקונה אם"ם הערך שלו גדול מ-15". <text:s/>כלל-הבחירה מייד קובע לנו את כלל-התשלומים - הקונה יצטרך לשלם 15 (אם יזכה). אם כך, תוחלת-הרווח המירבית שאפשר להשיג כאן היא 11.25<text:span text:style-name="T87"> כפי שחישבנו למעלה. <text:s text:c="2"/>בגיליון האלקטרוני המצורף, בדף "SingleBuyer", נמצאת סימולציה המראה שממוצע הרווח על-פני 1000 מכרזים אכן קרובה לערך התיאורטי.</text:span></text:p>
      <text:p text:style-name="P27"><text:span text:style-name="T5">שאלה</text:span>: האם המכרז המתקבל הוא יעיל פארטו?</text:p>
      <text:p text:style-name="P27"><text:span text:style-name="T5">תשובה</text:span>: לא! כי אם הערך של הקונה הוא, נניח, 12 - אז הקונה לא מקבל את החפץ ולא משלם. ויש שיפור-פארטו ברור - לתת את החפץ לקונה תמורת סכום סמלי (נניח שקל).</text:p>
      <text:p text:style-name="P28">באופן כללי, מיקסום רווח לא הולך ביחד עם יעילות פארטו: כפי שהוכחנו בשיעור הקודם, בשוק קוואזי-ליניארי<text:span text:style-name="T109">,</text:span> <text:span text:style-name="T109">תוצאה היא יעילה-פארטו אם"ם היא ממקסמת את סכום הערכים של כולם, אבל מיקסום-רווח מתייחס לתוחלת הרווח של המוכר בלבד - וזה בא על-חשבון היעילות הכללית.</text:span></text:p>
      <text:p text:style-name="P52">מכירת חפץ אחד <text:span text:style-name="T99">להרבה קונים עם אותה התפלגות</text:span></text:p>
      <text:p text:style-name="P18"><text:span text:style-name="T100">נניח שיש הרבה </text:span>קונים <text:span text:style-name="T100">עם אותם מאפיינים דמוגרפיים - עם </text:span>אותה התפלגות <text:span text:style-name="T101">ערכים </text:span>שראינו קודם. במקרה זה, <text:s/><text:span text:style-name="T88">לכל הקונים יש אותה פונקציית ערך וירטואלי. אנחנו צריכים לבחור את הקבוצה שממקסמת את סכום הערכים הוירטואליים; הקבוצה הזאת כוללת את הקונה עם הערך הגדול ביותר אם ערכו גדול מ-15, ו</text:span><text:span text:style-name="T6">קבוצה ריקה</text:span><text:span text:style-name="T88"> אם כל הערכים קטנים מ-15. <text:s/>ערך-הסף של הזוכה הוא המקסימום בין 15 לבין הערך השני בגודלו. מכאן שהמנגנון ממקסם-הרווח במקרה זה הוא פשוט </text:span><text:span text:style-name="T6">מכרז </text:span><text:span text:style-name="T7">ויקרי עם </text:span><text:span text:style-name="T6">מחיר</text:span><text:span text:style-name="T7">-</text:span><text:span text:style-name="T6">מינימום 15</text:span><text:span text:style-name="T88">. <text:s/></text:span></text:p>
      <text:p text:style-name="P23">נחשב את תוחלת הרווח של מכרז זה כשיש שני קונים.<text:span text:style-name="T103"> למכרז יש 4 תוצאות אפשריות:</text:span></text:p>
      <text:list xml:id="list6296394211957043332" text:style-name="L4">
        <text:list-item>
          <text:p text:style-name="P68">בהסתברות 1/16, שני הערכים קטנים מ-15, והרווח הוא 0.</text:p>
        </text:list-item>
        <text:list-item>
          <text:p text:style-name="P68">בהסתברות 3/16, הערך הראשון קטן מ-15 והשני גדול מ-15 והרווח הוא 15.</text:p>
        </text:list-item>
        <text:list-item>
          <text:p text:style-name="P68">בהסתברות 3/16, הערך הראשון גדול מ-15 והשני קטן מ-15 והרווח הוא 15.</text:p>
        </text:list-item>
        <text:list-item>
          <text:p text:style-name="P68"><text:soft-page-break/>בהסתברות 9/16, שני הערכים גדולים מ-15 והרווח הוא הערך הקטן יותר. ידוע שכששני ערכים מתפלגים בהתפלגות אחידה וזהה, תוחלת הרווח של הערך הקטן היא 1/3 המרחק בין הקצה הנמוך לקצה הגבוה, ושל הערך הגדל - 2/3 המרחק בין הערך הנמוך לערך הגבוה (באופן כללי, כש-n ערכים מתפלגים אחיד וזהה, תוחלת הרווח של הערך הקטן היא 1/(n+1) המרחק, של השני מלמטה 2/(n+1), וכן הלאה, עד ושל הגדול n/(n+1) המרחק). <text:s/>במקרה שלנו, כששני הערכים גדולים מ-15, שניהם מתפלגים אחיד בין 15 ל-30, כך שהתוחלת של הערך הקטן מביניהם היא 20.</text:p>
        </text:list-item>
      </text:list>
      <text:p text:style-name="P24">כשמסכמים את כל 4 המקרים מקבלים שתוחלת הרווח היא 270/16 = 16.875. <text:span text:style-name="T104">הסימולציה נמצאת </text:span>בגיליון האלקטרוני המצורף בדף "TwoIdenticalBuyers"<text:span text:style-name="T104">.</text:span></text:p>
      <text:p text:style-name="P24"/>
      <text:p text:style-name="P34">מכירת חפץ אחד <text:span text:style-name="T102">לשני קונים עם התפלגות שונה</text:span></text:p>
      <text:p text:style-name="P19"><text:span text:style-name="T72">נניח שיש </text:span>שני קונים עם מאפיינים דמוגרפיים שונים, ולכל אחד יש התפלגות-ערכים אחרת. לדוגמה, נניח שאנחנו עושים מכרז על מכונית, ויש שני קונים - אמריקאי וישראלי. לאמריקאי יש התפלגות אחידה בין 10 ל-30 ולישראלי יש התפלגות אחידה בין 20 ל-40 (אולי כי בארה"ב מחירי המכוניות זולים יותר).<text:span text:style-name="T89"> במקרה הזה כלל הבחירה הוא מורכב כי פונקציית הערך הוירטואלי שונה. נסמן את הערך של האמריקאי ב-x ושל הישראלי ב-y. אז כלל-הבחירה הוא:</text:span></text:p>
      <text:list xml:id="list6710110554280163434" text:style-name="L5">
        <text:list-item>
          <text:p text:style-name="P70">If <text:s/>2x - 30 &gt; 2y - 40 <text:s/>and <text:s/>2x - 30 &gt; 0 <text:s text:c="2"/>- <text:s/>sell to American;</text:p>
        </text:list-item>
        <text:list-item>
          <text:p text:style-name="P70">If <text:s/>2y - 40 &gt; 2x - 30 <text:s/>and <text:s/>2y - 40 &gt; 0 <text:s text:c="2"/>- <text:s/>sell to Israeli;</text:p>
        </text:list-item>
        <text:list-item>
          <text:p text:style-name="P70">If <text:s/>0 &gt; 2x - 30 <text:s/>and <text:s/>0 &gt; 2y - 40 - <text:s/>do not sell at all.</text:p>
        </text:list-item>
      </text:list>
      <text:p text:style-name="P20">לפי זה <text:span text:style-name="T90">ניתן </text:span>גם לחשב <text:span text:style-name="T90">בכל מקרה </text:span>את כלל-התשלומים.</text:p>
      <text:p text:style-name="P21">במקרה זה יש תופעה מעניינת - במקרים מסויימים ייתכן שהכלל יבחר את האמריקאי למרות שהערך של הישראלי גבוה יותר (בניגוד למכרז ויקרי). לדוגמה, אם הערך של האמריקאי הוא 23 ושל הישראלי הוא 27, אז האמריקאי ייבחר<text:span text:style-name="T91">! </text:span>(<text:span text:style-name="T91">הוא </text:span>ישלם את ערך-הסף שלו <text:span text:style-name="T91">שהוא 22 - הערך שבו הוא עובר מהפסד לזכיה - הערך שבו הוא בדיוק ב"תיקו" עם הישראלי).</text:span></text:p>
      <text:p text:style-name="P22">מה ההגיון<text:span text:style-name="T92"> לבחור מישהו שהערך שלו נמוך יותר? מדוע לא לבחור תמיד את הקונה עם הערך הגבוה - הרי אנחנו רוצים למקסם רווח?!</text:span></text:p>
      <text:p text:style-name="P25">ננסה להסביר את זה באופן אינטואיטיבי. קודם-כל, ניזכר שגם כשהיה לנו קונה אחד - לא תמיד בחרנו את סכום-הערכים הגבוה ביותר. בחרנו להציב מחיר-מינימום של 15, וכך לפעמים הפסדנו קונה שלכאורה היינו יכולים להרויח. למשל, קונה שהערך שלו 12 לא קנה בכלל - לכאורה היינו יכולים למכור לו ב-11 ולהרויח. </text:p>
      <text:p text:style-name="P29">אילו היי<text:span text:style-name="T92">נו</text:span> יכול להחליט למי למכור<text:span text:style-name="T97"> ובכמה</text:span>, <text:span text:style-name="T4">אחרי </text:span>שראי<text:span text:style-name="T92">נו</text:span> מה הערך של כל אחד - ודאי <text:span text:style-name="T92">שהיינו מעדיפים </text:span>למכור לזה שהערך שלו הכי גדול, ולגבות ממנו את הערך המלא שלו.<text:span text:style-name="T92"> <text:s text:c="2"/></text:span>הבעיה, <text:span text:style-name="T92">שאנחנו </text:span>לא יכול<text:span text:style-name="T97">ים</text:span> לעשות זאת - אם <text:span text:style-name="T92">ננסה </text:span>לעשות <text:span text:style-name="T98">זאת</text:span>, השחקנים לא יגידו <text:span text:style-name="T92">לנו </text:span>את הערך האמיתי שלהם.<text:span text:style-name="T92"> <text:s text:c="2"/></text:span>האתגר הוא לקבוע כלל-בחירה, <text:span text:style-name="T4">לפני </text:span><text:span text:style-name="T92">שאנחנו רואים </text:span>מה הערך של כל אחד.</text:p>
      <text:p text:style-name="P30"><text:span text:style-name="T93">מה היה קורה אילו היינו רוצים </text:span>כלל-בחירה סימטרי<text:span text:style-name="T93">, בסגון "</text:span>בחר את השחקן שהערך שלו הכי גדול, בתנאי שהוא מעל מחיר-מינימום קבוע<text:span text:style-name="T93">"?</text:span> איזה מחיר-מינימום <text:span text:style-name="T93">היינו בוחרים?</text:span></text:p>
      <text:list xml:id="list2002531819736548264" text:style-name="L6">
        <text:list-item>
          <text:p text:style-name="P69">אם <text:span text:style-name="T93">נ</text:span>בחר מחיר-מינימום גבוה, שמתאים לישראלים - המחיר הזה יהיה גבוה מדי לאמריקאים. ואז במקרים רבים, האמריקאי יהיה גבוה מהישראלי אבל נמוך מהמינימום, <text:span text:style-name="T93">ואנחנו נפסיד </text:span>את הרווח שיכול<text:span text:style-name="T93">נו</text:span> להרויח עליו.</text:p>
        </text:list-item>
        <text:list-item>
          <text:p text:style-name="P69">אם <text:span text:style-name="T93">נ</text:span>בחר מחיר-מינימום נמוך, שמתאים לאמריקאים - המחיר הזה יהיה נמוך עבור הישראלים. ואז במקרים רבים, הישראלי יהיה גבוה גם מהמינימום<text:span text:style-name="T94"> וגם מהאמריקאי</text:span>, הישראלי ישלם את המינימום, <text:span text:style-name="T93">ואנחנו נ</text:span>קבל רווח נמוך.</text:p>
        </text:list-item>
      </text:list>
      <text:p text:style-name="P30"><text:soft-page-break/>כיוון שהקונים לא סימטריים, צריך כביכול לקבוע לכל אחד מחיר-מינימום אישי. מחיר-המינימום של האמריקאי נמוך מזה של הישראלי, לכן לפעמים יוצא <text:span text:style-name="T95">שאנחנו </text:span>מוכר לו למרות שהערך שלו נמוך יותר.<text:span text:style-name="T96"> </text:span></text:p>
      <text:p text:style-name="P33">אגב, זה בדיוק ההגיון שעומד מאחרי "הנחות לסטודנטים/גמלאים/חיילים במדים". ההנחות האלו לא נובעות בהכרח משיקולים אלטרואיסטיים - זה פשוט מחיר-מינימום שונה לאנשים עם מאפיינים דמוגרפיים שונים, שנועד למקסם את הרווח של המוכר.</text:p>
      <text:p text:style-name="P32"><text:span text:style-name="T96">אם עוד לא השתכנעתם שהרווח במכרז מיירסון גבוה יותר מבמכרז סימטרי, אתם מוזמנים להסתכל בגיליון האלקטרוני המצורף </text:span><text:span text:style-name="T25">בדף "</text:span><text:span text:style-name="T26">TwoDifferentBuyers</text:span><text:span text:style-name="T25">"</text:span><text:span text:style-name="T26"> ולנסות בעצמכם.</text:span></text:p>
      <text:p text:style-name="P31"/>
      <text:p text:style-name="P14"/>
      <text:p text:style-name="Heading_20_2">מקורות</text:p>
      <text:list xml:id="list6136340492742763504" text:style-name="L7">
        <text:list-item>
          <text:p text:style-name="P58">טים <text:span text:style-name="T80">ראפגרדן </text:span>על השיטה הכללית של מיירסון (כולל הוכחת משפט מיירסון במקרה כללי יותר): <text:a xlink:type="simple" xlink:href="http://theory.stanford.edu/~tim/f13/l/l3.pdf" text:style-name="Internet_20_link" text:visited-style-name="Visited_20_Internet_20_Link">http://theory.stanford.edu/~tim/f13/l/l3.pdf</text:a></text:p>
        </text:list-item>
        <text:list-item>
          <text:p text:style-name="P59">טים <text:span text:style-name="T80">ראפגרדן </text:span>על מיקסום רווח (כולל הוכחה שתוחלת סכום התשלומים שווה תוחלת סכום הערכים הוירטואליים): <text:a xlink:type="simple" xlink:href="http://theory.stanford.edu/~tim/f13/l/l5.pdf" text:style-name="Internet_20_link" text:visited-style-name="Visited_20_Internet_20_Link">http://theory.stanford.edu/~tim/f13/l/l5.pdf </text:a><text:s/></text:p>
        </text:list-item>
        <text:list-item>
          <text:p text:style-name="P60">סרג'יו הארט על מיקסום רווח (כולל הוכחה <text:span text:style-name="T81">חדשה והרבה צחוקים</text:span>) - מתוך בי"ס קיץ באוניברסיטה העברית על תכנון מנגנונים: <text:a xlink:type="simple" xlink:href="https://youtu.be/EUqdodzoa4U" text:style-name="Internet_20_link" text:visited-style-name="Visited_20_Internet_20_Link">https://youtu.be/EUqdodzoa4U</text:a> .</text:p>
        </text:list-item>
        <text:list-item>
          <text:p text:style-name="P57"><text:span text:style-name="T8">ויקיפדיה, </text:span><text:a xlink:type="simple" xlink:href="https://en.wikipedia.org/wiki/Virtual_valuation" text:style-name="Internet_20_link" text:visited-style-name="Visited_20_Internet_20_Link">Virtual valuation</text:a><text:span text:style-name="T8"> , <text:s text:c="2"/></text:span><text:a xlink:type="simple" xlink:href="https://en.wikipedia.org/wiki/Bayesian-optimal_mechanism" text:style-name="Internet_20_link" text:visited-style-name="Visited_20_Internet_20_Link">Bayesian-optimal mechanism</text:a><text:span text:style-name="T8"> <text:s text:c="2"/></text:span><text:a xlink:type="simple" xlink:href="https://en.wikipedia.org/wiki/Roger_Myerson" text:style-name="Internet_20_link" text:visited-style-name="Visited_20_Internet_20_Link">Roger Myerson</text:a><text:span text:style-name="T8"> .</text:span></text:p>
        </text:list-item>
      </text:list>
      <text:p text:style-name="P14">סיכם: אראל סגל-הלוי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1" svg:font-family="Monospace" style:font-pitch="fixed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writing-mode="rl-tb"/>
      <style:text-properties style:font-size-asian="10.5pt" style:font-weight-complex="normal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" style:family="paragraph" style:parent-style-name="Standard" style:class="extra"/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6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9-02-06T00:33:34.645801368</dc:date>
    <meta:editing-duration>P13DT13H14M51S</meta:editing-duration>
    <meta:editing-cycles>1658</meta:editing-cycles>
    <meta:document-statistic meta:table-count="0" meta:image-count="0" meta:object-count="0" meta:page-count="6" meta:paragraph-count="93" meta:word-count="2477" meta:character-count="13781" meta:non-whitespace-character-count="11323"/>
  </office:meta>
</office:document-meta>
</file>